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agraph-properties fo:text-align="center"/>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8.281cm"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ôme 1</text:p>
      <text:p text:style-name="Standard">Alexandrina Korneva</text:p>
      <text:p text:style-name="Standard">Mounir Boudali</text:p>
      <text:p text:style-name="Standard">Gaëtan Pican<text:tab/><text:tab/><text:tab/><text:tab/><text:tab/><text:span text:style-name="T1">BATMAN II</text:span></text:p>
      <text:p text:style-name="P1">Binôme 2<text:tab/><text:tab/><text:tab/><text:tab/><text:tab/></text:p>
      <text:p text:style-name="Standard">Aly Kone</text:p>
      <text:p text:style-name="Standard">Cyriaque Couenon</text:p>
      <text:p text:style-name="P1">Binôme 3<text:tab/><text:tab/><text:tab/><text:tab/><text:tab/>Projet Informatique : Machine Learning</text:p>
      <text:p text:style-name="Standard">Siqi Lei</text:p>
      <text:p text:style-name="Standard">Lina Belhadj-mostefa</text:p>
      <text:p text:style-name="Standard"/>
      <text:p text:style-name="Standard"/>
      <text:p text:style-name="Standard"><text:tab/>Pour combattre le crime, punir les méchants et aider notre héros, nous avons choisi le challenge Batman.</text:p>
      <text:p text:style-name="Standard">Nous avons remarqué plusieurs choses durant la phase d'apprentissage de l'API :</text:p>
      <text:list xml:id="list1911983419" text:style-name="L1">
        <text:list-item>
          <text:p text:style-name="P2">la lecture du (lourd) jeu de données est lente</text:p>
        </text:list-item>
        <text:list-item>
          <text:p text:style-name="P2">on ne dispose pas de classes toute faite pour les mettre en forme en vue de les exploiter</text:p>
        </text:list-item>
        <text:list-item>
          <text:p text:style-name="P2">les classifieurs ne sont peut-être pas les plus optimisés pour notre problème</text:p>
        </text:list-item>
        <text:list-item>
          <text:p text:style-name="P2">la nature du challenge nous impose une rigueur qui peut être atteinte en utilisant plusieurs classifieurs.</text:p>
        </text:list-item>
      </text:list>
      <text:p text:style-name="Standard"/>
      <text:p text:style-name="Standard"><text:tab/>Pour pallier le premier et le second problème, nous nous proposons de créer une classe qui va gérer les « lectures/écritures » que l'on fait des données.</text:p>
      <text:p text:style-name="Standard">Cette classe contiendra entre autres un parseur, dont la (difficile) mission sera de parser le fichier de données plus rapidement et/ou plus efficacement que celui de base de Weka. Elle fournira également une classe « de sortie » qui va directement afficher ou renvoyer nos données mises en forme pour une soumission immédiate. <text:span text:style-name="T2">Réalisation : binôme 3</text:span></text:p>
      <text:p text:style-name="Standard"><text:span text:style-name="T2"/></text:p>
      <text:p text:style-name="Standard"><text:tab/>Pour résoudre le troisième problème, nous proposons d'implémenter un algorithme n'existant pas encore dans Weka, un arbre de décision de type CART. <text:span text:style-name="T2">Réalisation : binôme 2</text:span></text:p>
      <text:p text:style-name="Standard"><text:span text:style-name="T2"/></text:p>
      <text:p text:style-name="Standard"><text:span text:style-name="T2"><text:tab/></text:span><text:span text:style-name="T3">Enfin, la nature du challenge nous impose de ne laisser aucun crime passer entre les mailles du filet : par conséquent, nous avons pensé à créer un comparateur qui va tester les résultats de plusieurs classifieurs. Si l'un d'entre eux, ou plusieurs, renvoient un « crime solvable », nous le marquons comme tel : la nature de la sélection effectuée (des crimes à résoudre) font qu'il vaut mieux marquer un crime pas forcément solvable comme solvable, plutôt que l'inverse et risquer de ne pas aller résoudre un crime qui le serait pourtant, et laisser s'échapper un criminel. </text:span><text:span text:style-name="T2">Réalisation : binôme 1</text:span></text:p>
      <text:p text:style-name="Standard"><text:span text:style-name="T2"/></text:p>
      <text:p text:style-name="P3"><text:tab/>De plus, nous avons pensé à un algorithme tout à fait expérimental à base de matrices : il s'agirait d'attribuer des nombres arbitraires aux attributs non-numériques (id), de les classer en matrice, et d'appliquer une congruence sur cette matrice pour en dégager les tendances générales, et partant de là le résultat final, le booléen « solvable ou non ». Nous aimerions toutefois en discuter avec vous au prochain cours, dans la mesure ou c'est une simple intuition et pas une proposition de classe.</text:p>
      <text:p text:style-name="P3"/>
      <text:p text:style-name="P3"><text:tab/>Nous comptons également implémenter deux filtres pour gérer la lecture des données.</text:p>
      <text:p text:style-name="P3">Le premier vérifiera simplement si un attribut possède des valeurs qui ne sont pas renseignées dans le fichier (champ vide).</text:p>
      <text:p text:style-name="P3">Le second ajoutera automatiquement la colonne « Attribut à déterminer » si elle n'existe pas déjà, pour résoudre automatiquement le problème que nous avions eu lors de la première soumission.</text:p>
      <text:p text:style-name="P5">Figure : cycle algorithmique effectué lors du traitement d'un jeu de données</text:p>
      <text:p text:style-name="P4"/>
      <text:p text:style-name="Standard"><draw:custom-shape text:anchor-type="paragraph" draw:z-index="0" draw:style-name="gr1" draw:text-style-name="P6" svg:width="2.779cm" svg:height="2.964cm" svg:x="0.589cm" svg:y="0.956cm"><text:p text:style-name="P6">Données d'</text:p><text:p text:style-name="P6">entrainement</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 draw:style-name="gr1" draw:text-style-name="P6" svg:width="2.779cm" svg:height="2.964cm" svg:x="14.056cm" svg:y="1.168cm"><text:p text:style-name="P6">Données de</text:p><text:p text:style-name="P6">test</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rect text:anchor-type="paragraph" draw:z-index="2" draw:style-name="gr2" draw:text-style-name="P6" svg:width="3.917cm" svg:height="3.784cm" svg:x="0.007cm" svg:y="9.714cm"><text:p text:style-name="P6">Analyse par</text:p><text:p text:style-name="P6">- classifieur 1</text:p><text:p text:style-name="P6">- classifieur 2</text:p><text:p text:style-name="P6">- classifieur 3</text:p></draw:rect><draw:custom-shape text:anchor-type="paragraph" draw:z-index="3" draw:style-name="gr3" draw:text-style-name="P6" svg:width="0.345cm" svg:height="2.938cm" svg:x="1.647cm" svg:y="3.919cm"><text:p text:style-name="P6">Parsing et enregistrement</text:p><text:p text:style-name="P6">Des donné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3" draw:text-style-name="P6" svg:width="4.102cm" svg:height="2.832cm" svg:x="-0.205cm" svg:y="6.83cm"><text:p text:style-name="P6">Détermination</text:p><text:p text:style-name="P6">des attributs</text:p><text:p text:style-name="P6">+ filtr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 draw:style-name="gr3" draw:text-style-name="P6" svg:width="0.345cm" svg:height="2.938cm" svg:x="15.353cm" svg:y="4.131cm"><text:p text:style-name="P6">Parsing et enregistrement</text:p><text:p text:style-name="P6">Des donné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style-name="gr3" draw:text-style-name="P6" svg:width="0.345cm" svg:height="2.938cm" svg:x="8.871cm" svg:y="4.078cm"><text:p text:style-name="P6">Parsing et enregistrement</text:p><text:p text:style-name="P6">Des donné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3" draw:text-style-name="P6" svg:width="4.181cm" svg:height="2.832cm" svg:x="6.966cm" svg:y="7.015cm"><text:p text:style-name="P6">Détermination</text:p><text:p text:style-name="P6">des attributs</text:p><text:p text:style-name="P6">+ filtr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8" draw:style-name="gr3" draw:text-style-name="P6" svg:width="4.287cm" svg:height="2.832cm" svg:x="13.395cm" svg:y="7.015cm"><text:p text:style-name="P6">Détermination</text:p><text:p text:style-name="P6">des attributs</text:p><text:p text:style-name="P6">+ filtr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9" draw:style-name="gr4" draw:text-style-name="P6" svg:width="2.779cm" svg:height="2.964cm" svg:x="7.627cm" svg:y="1.168cm"><text:p text:style-name="P6">Données de</text:p><text:p text:style-name="P6">valid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5" draw:text-style-name="P6" svg:width="3.811cm" svg:height="1.721cm" svg:x="3.923cm" svg:y="10.534cm"><text:p text:style-name="P6">Résultats</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rect text:anchor-type="paragraph" draw:z-index="11" draw:style-name="gr2" draw:text-style-name="P6" svg:width="8.917cm" svg:height="3.943cm" svg:x="7.865cm" svg:y="9.846cm"><text:p text:style-name="P6">Classification des données</text:p></draw:rect><draw:custom-shape text:anchor-type="paragraph" draw:z-index="12" draw:style-name="gr6" draw:text-style-name="P6" svg:width="5.451cm" svg:height="2.7cm" svg:x="9.929cm" svg:y="14.079cm"><text:p text:style-name="P6">Comparaison</text:p><text:p text:style-name="P6">des résultats</text:p><text:p text:style-name="P6">finaux</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3" draw:style-name="gr7" draw:text-style-name="P6" svg:width="8.838cm" svg:height="3.917cm" svg:x="8.024cm" svg:y="16.857cm"><text:p text:style-name="P6">Jeux de résultats : les crimes sont classés </text:p><text:p text:style-name="P6">comme solvables ou non en fonction des</text:p><text:p text:style-name="P6">classifieurs et de la comparaison</text:p></draw:rect><draw:custom-shape text:anchor-type="paragraph" draw:z-index="14" draw:style-name="gr3" draw:text-style-name="P6" svg:width="6.192cm" svg:height="2.911cm" svg:x="9.506cm" svg:y="20.985cm"><text:p text:style-name="P6">Mise en forme</text:p><text:p text:style-name="P6">des résultats pour</text:p><text:p text:style-name="P6">la soumissio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15" draw:style-name="gr7" draw:text-style-name="P6" svg:width="5.504cm" svg:height="1.932cm" svg:x="9.717cm" svg:y="24.186cm"><text:p text:style-name="P6">Soumission des résultats</text:p></draw:ellipse><draw:rect text:anchor-type="paragraph" draw:z-index="17" draw:style-name="gr9" draw:text-style-name="P6" svg:width="1.112cm" svg:height="0.503cm" svg:x="-0.443cm" svg:y="17.545cm"><text:p/></draw:rect><draw:rect text:anchor-type="paragraph" draw:z-index="18" draw:style-name="gr10" draw:text-style-name="P6" svg:width="1.112cm" svg:height="0.503cm" svg:x="-0.443cm" svg:y="18.524cm"><text:p/></draw:rect><draw:frame text:anchor-type="paragraph" draw:z-index="16" draw:style-name="gr8" svg:width="6.748cm" svg:height="8.282cm" svg:x="-0.284cm" svg:y="16.487cm"><draw:text-box><text:p><text:span text:style-name="T4">Légende :</text:span></text:p><text:p/><text:p><text:tab/>Classe «lecture/écriture »</text:p><text:p/><text:p><text:tab/>Classe « Classifieur »</text:p><text:p/><text:p><text:tab/>Classe «Comparateur »</text:p><text:p/><text:p><text:tab/>Données brutes</text:p></draw:text-box></draw:frame><draw:rect text:anchor-type="paragraph" draw:z-index="19" draw:style-name="gr11" draw:text-style-name="P6" svg:width="1.112cm" svg:height="0.503cm" svg:x="-0.416cm" svg:y="19.503cm"><text:p/></draw:rect><draw:rect text:anchor-type="paragraph" draw:z-index="20" draw:style-name="gr12" draw:text-style-name="P6" svg:width="1.112cm" svg:height="0.503cm" svg:x="-0.416cm" svg:y="20.392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riaque </meta:initial-creator>
    <meta:creation-date>2016-03-02T13:33:51</meta:creation-date>
    <dc:date>2016-03-02T14:47:13</dc:date>
    <dc:creator>Cyriaque </dc:creator>
    <meta:editing-duration>PT52M21S</meta:editing-duration>
    <meta:editing-cycles>4</meta:editing-cycles>
    <meta:generator>LibreOffice/3.5$Linux_X86_64 LibreOffice_project/350m1$Build-2</meta:generator>
    <meta:document-statistic meta:table-count="0" meta:image-count="0" meta:object-count="0" meta:page-count="2" meta:paragraph-count="25" meta:word-count="483" meta:character-count="2938" meta:non-whitespace-character-count="2465"/>
  </office:meta>
</office:document-meta>
</file>